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73" calcext:value-type="float">
            <text:p>273</text:p>
          </table:table-cell>
          <table:table-cell table:style-name="ce7" table:formula="of:=COUNTIF([.B7:.B454];&quot;X&quot;)" office:value-type="float" office:value="233" calcext:value-type="float">
            <text:p>233</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297" calcext:value-type="float">
            <text:p>2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5">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5">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6">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7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1">00/00/0000</text:date>, <text:time style:data-style-name="N2" text:time-value="22:04:48.0855739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11T22:06:18.446112701</dc:date>
    <meta:editing-duration>PT11H15M21S</meta:editing-duration>
    <meta:editing-cycles>287</meta:editing-cycles>
    <meta:document-statistic meta:table-count="1" meta:cell-count="1625" meta:object-count="0"/>
  </office:meta>
</office:document-meta>
</file>